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3.6846in"/>
    </style:style>
    <style:style style:name="co9" style:family="table-column">
      <style:table-column-properties fo:break-before="auto" style:column-width="3.017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3756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866in" fo:break-before="auto" style:use-optimal-row-height="true"/>
    </style:style>
    <style:style style:name="ro9" style:family="table-row">
      <style:table-row-properties style:row-height="0.5571in" fo:break-before="auto" style:use-optimal-row-height="true"/>
    </style:style>
    <style:style style:name="ro10" style:family="table-row">
      <style:table-row-properties style:row-height="0.4917in" fo:break-before="auto" style:use-optimal-row-height="true"/>
    </style:style>
    <style:style style:name="ro11" style:family="table-row">
      <style:table-row-properties style:row-height="0.9063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7"/>
        <table:table-column table:style-name="co9" table:default-cell-style-name="ce37"/>
        <table:table-column table:style-name="co1" table:number-columns-repeated="245" table:default-cell-style-name="ce8"/>
        <table:table-row table:style-name="ro1">
          <table:table-cell table:style-name="ce1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16" office:value-type="string">
            <text:p>Component</text:p>
          </table:table-cell>
          <table:table-cell table:style-name="ce22" office:value-type="string">
            <text:p>Version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Status</text:p>
          </table:table-cell>
          <table:table-cell table:style-name="ce28" office:value-type="string">
            <text:p>Assigned</text:p>
          </table:table-cell>
          <table:table-cell table:style-name="ce28" office:value-type="string">
            <text:p>Grouping</text:p>
          </table:table-cell>
          <table:table-cell table:style-name="ce28" office:value-type="string">
            <text:p>Reaction</text:p>
          </table:table-cell>
          <table:table-cell table:style-name="ce35" office:value-type="string">
            <text:p>Jesse Comment</text:p>
          </table:table-cell>
          <table:table-cell table:style-name="ce38" office:value-type="string">
            <text:p>Jim Comment</text:p>
          </table:table-cell>
          <table:table-cell table:style-name="Default"/>
          <table:table-cell table:style-name="ce40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49">1749</text:a></text:span></text:p>
          </table:table-cell>
          <table:table-cell table:style-name="ce10" office:value-type="string">
            <text:p>Deprecating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Close</text:p>
          </table:table-cell>
          <table:table-cell table:style-name="ce10" office:value-type="string">
            <text:p>Filtering will be part of the toolset redesign.</text:p>
          </table:table-cell>
          <table:table-cell table:style-name="ce10" office:value-type="string">
            <text:p>Should rename this to reflect change of design.</text:p>
          </table:table-cell>
          <table:table-cell office:value-type="string">
            <text:p>x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84">684</text:a></text:span></text:p>
          </table:table-cell>
          <table:table-cell table:style-name="ce11" office:value-type="string">
            <text:p>Plugin Package Swap for Toolset Menu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Close</text:p>
          </table:table-cell>
          <table:table-cell table:style-name="ce11" office:value-type="string">
            <text:p>Becomes irrelevant with the new menu code.</text:p>
          </table:table-cell>
          <table:table-cell table:style-name="ce11" office:value-type="string">
            <text:p>Agreed.</text:p>
          </table:table-cell>
          <table:table-cell office:value-type="string">
            <text:p>x</text:p>
          </table:table-cell>
          <table:table-cell office:value-type="string">
            <text:p>post new toolset features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65">1765</text:a></text:span></text:p>
          </table:table-cell>
          <table:table-cell table:style-name="ce11" office:value-type="string">
            <text:p>plpython enhancement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est</text:p>
          </table:table-cell>
          <table:table-cell table:style-name="ce11" office:value-type="string">
            <text:p>We should figure out what we want to do about this and then either On Hold it or do it</text:p>
          </table:table-cell>
          <table:table-cell table:style-name="ce11" office:value-type="string">
            <text:p>Not entirely sure we should reject, need to test some things first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32">1332</text:a></text:span></text:p>
          </table:table-cell>
          <table:table-cell table:style-name="ce11" office:value-type="string">
            <text:p>optional display of full/partial node name in node view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iscuss</text:p>
          </table:table-cell>
          <table:table-cell table:style-name="ce11" office:value-type="string">
            <text:p>We need to figure out if we want to do this. <text:s/>pipeline 3 negates the need for this feature</text:p>
          </table:table-cell>
          <table:table-cell table:style-name="ce11" office:value-type="string">
            <text:p>John could add very basic support for this when he does the NodeStyles feature.</text:p>
          </table:table-cell>
          <table:table-cell/>
          <table:table-cell office:value-type="string">
            <text:p>add a full nodename feature. Defer this till after Custom Node Style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583">583</text:a></text:span></text:p>
          </table:table-cell>
          <table:table-cell table:style-name="ce10" office:value-type="string">
            <text:p>Job Spreadsheet Panel</text:p>
          </table:table-cell>
          <table:table-cell table:style-name="ce17" office:value-type="string">
            <text:p>Graphical Client</text:p>
          </table:table-cell>
          <table:table-cell table:style-name="ce17" office:value-type="string">
            <text:p>2.0.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JobNavigation</text:p>
          </table:table-cell>
          <table:table-cell table:style-name="ce29" office:value-type="string">
            <text:p>Oh Hold</text:p>
          </table:table-cell>
          <table:table-cell table:style-name="ce10" office:value-type="string">
            <text:p>See a lot of overlap with 1834. <text:s/>We should just considering merging the features into one panel</text:p>
          </table:table-cell>
          <table:table-cell table:style-name="ce10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5">1855</text:a></text:span></text:p>
          </table:table-cell>
          <table:table-cell table:style-name="ce10" office:value-type="string">
            <text:p>Template builder suggestion: TemplateProp annotation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Not sure what the best solution to this problem is. <text:s/>So we need to scrum-up on this.</text:p>
          </table:table-cell>
          <table:table-cell table:style-name="ce10" office:value-type="string">
            <text:p>Agree that I have no idea how to do this though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2" office:value-type="string">
            <text:p>UI bug: text field isn't marked as dirty until you hit Ent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iscuss</text:p>
          </table:table-cell>
          <table:table-cell table:style-name="ce12" office:value-type="string">
            <text:p>This would be really good to have, I think, but we need to figure out a sane way to do it.</text:p>
          </table:table-cell>
          <table:table-cell table:style-name="ce12" office:value-type="string">
            <text:p>Added the DocumentListner idea to pos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34">1834</text:a></text:span></text:p>
          </table:table-cell>
          <table:table-cell table:style-name="ce10" office:value-type="string">
            <text:p>Job History Pane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JobNavigation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This can happen independently of any of the other queue features</text:p>
          </table:table-cell>
          <table:table-cell table:style-name="ce10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830">1830</text:a></text:span></text:p>
          </table:table-cell>
          <table:table-cell table:style-name="ce10" office:value-type="string">
            <text:p>Collapse Duplicate Childre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JobStyle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sure what Red Vision wants with this since they never replied</text:p>
          </table:table-cell>
          <table:table-cell table:style-name="ce10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94">1694</text:a></text:span></text:p>
          </table:table-cell>
          <table:table-cell table:style-name="ce11" office:value-type="string">
            <text:p>Improvement: NukeSubstComp A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658">1658</text:a></text:span></text:p>
          </table:table-cell>
          <table:table-cell table:style-name="ce10" office:value-type="string">
            <text:p>Way to view StdErr, StdOut of Editor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ince I'm the only one who seems to care, we can just let it go for now.</text:p>
          </table:table-cell>
          <table:table-cell table:style-name="ce10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19">1019</text:a></text:span></text:p>
          </table:table-cell>
          <table:table-cell table:style-name="ce11" office:value-type="string">
            <text:p>Port Houdini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11">611</text:a></text:span></text:p>
          </table:table-cell>
          <table:table-cell table:style-name="ce10" office:value-type="string">
            <text:p>XSI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 using XSI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93">593</text:a></text:span></text:p>
          </table:table-cell>
          <table:table-cell table:style-name="ce10" office:value-type="string">
            <text:p>Turtle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63">1163</text:a></text:span></text:p>
          </table:table-cell>
          <table:table-cell table:style-name="ce10" office:value-type="string">
            <text:p>Ultraedit studio editor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30">1030</text:a></text:span></text:p>
          </table:table-cell>
          <table:table-cell table:style-name="ce10" office:value-type="string">
            <text:p>Digital Fusion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2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Please god no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2">1022</text:a></text:span></text:p>
          </table:table-cell>
          <table:table-cell table:style-name="ce11" office:value-type="string">
            <text:p>Port Gelato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33">1133</text:a></text:span></text:p>
          </table:table-cell>
          <table:table-cell table:style-name="ce11" office:value-type="string">
            <text:p>AfterFX Editor on Mac OS X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778">1778</text:a></text:span></text:p>
          </table:table-cell>
          <table:table-cell table:style-name="ce11" office:value-type="string">
            <text:p>RealFlow Editor Support for Mac OS X and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98">598</text:a></text:span></text:p>
          </table:table-cell>
          <table:table-cell table:style-name="ce10" office:value-type="string">
            <text:p>Windows Specific Air Editor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0">1020</text:a></text:span></text:p>
          </table:table-cell>
          <table:table-cell table:style-name="ce11" office:value-type="string">
            <text:p>Port AIR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17">917</text:a></text:span></text:p>
          </table:table-cell>
          <table:table-cell table:style-name="ce11" office:value-type="string">
            <text:p>SyflexApplyCache SourceParams Overrid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3">1023</text:a></text:span></text:p>
          </table:table-cell>
          <table:table-cell table:style-name="ce11" office:value-type="string">
            <text:p>Port Syflex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34">534</text:a></text:span></text:p>
          </table:table-cell>
          <table:table-cell table:style-name="ce10" office:value-type="string">
            <text:p>RealFlow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32">532</text:a></text:span></text:p>
          </table:table-cell>
          <table:table-cell table:style-name="ce10" office:value-type="string">
            <text:p>Maxwell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24">424</text:a></text:span></text:p>
          </table:table-cell>
          <table:table-cell table:style-name="ce10" office:value-type="string">
            <text:p>MASSIVE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1.9.1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87">1587</text:a></text:span></text:p>
          </table:table-cell>
          <table:table-cell table:style-name="ce11" office:value-type="string">
            <text:p>Gelato 2.2R1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2" office:value-type="string">
            <text:p>Fcheck Viewer only works with IFF fil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Defer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2" office:value-type="string">
            <text:p>Autodesk broke it</text:p>
          </table:table-cell>
          <table:table-cell table:style-name="ce12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71">1171</text:a></text:span></text:p>
          </table:table-cell>
          <table:table-cell table:style-name="ce10" office:value-type="string">
            <text:p>Unfold3D editor plugi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15">415</text:a></text:span></text:p>
          </table:table-cell>
          <table:table-cell table:style-name="ce10" office:value-type="string">
            <text:p>HdrGen Action Plugi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1.9.1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1">1021</text:a></text:span></text:p>
          </table:table-cell>
          <table:table-cell table:style-name="ce11" office:value-type="string">
            <text:p>Port PRMan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338">338</text:a></text:span></text:p>
          </table:table-cell>
          <table:table-cell table:style-name="ce10" office:value-type="string">
            <text:p>Owner|View Pulldown Menu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9.1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e ability to surf working areas using the right-click menu on nodes makes this pretty much obsolete</text:p>
          </table:table-cell>
          <table:table-cell table:style-name="ce10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63">1363</text:a></text:span></text:p>
          </table:table-cell>
          <table:table-cell table:style-name="ce11" office:value-type="string">
            <text:p>No association between job groups/details and queue server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JobNavigation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Don't think we need this.</text:p>
          </table:table-cell>
          <table:table-cell table:style-name="ce11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802">802</text:a></text:span></text:p>
          </table:table-cell>
          <table:table-cell table:style-name="ce11" office:value-type="string">
            <text:p>Update the Manual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1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All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Wiki = new docs</text:p>
          </table:table-cell>
          <table:table-cell table:style-name="ce11"/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975">975</text:a></text:span></text:p>
          </table:table-cell>
          <table:table-cell table:style-name="ce10" office:value-type="string">
            <text:p>Clean Unused Toolset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The toolset conversion tool will deal with this. <text:s/>Having underDevelopment toolsets will hopefully cure the res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73">973</text:a></text:span></text:p>
          </table:table-cell>
          <table:table-cell table:style-name="ce10" office:value-type="string">
            <text:p>Add ArchType for Toolset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Working on this now. <text:s/>Sig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5">1705</text:a></text:span></text:p>
          </table:table-cell>
          <table:table-cell table:style-name="ce11" office:value-type="string">
            <text:p>Exclusive is not always exclusive in Toolset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Need to deal with this, I think</text:p>
          </table:table-cell>
          <table:table-cell table:style-name="ce11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83">1883</text:a></text:span></text:p>
          </table:table-cell>
          <table:table-cell table:style-name="ce11" office:value-type="string">
            <text:p>Default Editor list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Will solveit.</text:p>
          </table:table-cell>
          <table:table-cell table:style-name="ce11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82">582</text:a></text:span></text:p>
          </table:table-cell>
          <table:table-cell table:style-name="ce11" office:value-type="string">
            <text:p>Changing Toolset needs to invalidate Action/Edito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This is a massive change, but I feel like it has to happen.</text:p>
          </table:table-cell>
          <table:table-cell table:style-name="ce11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7">1837</text:a></text:span></text:p>
          </table:table-cell>
          <table:table-cell table:style-name="ce10" office:value-type="string">
            <text:p>Scheduling: actions request how many slots they want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is can be done before the main queue overhaul and would be wicked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7">1707</text:a></text:span></text:p>
          </table:table-cell>
          <table:table-cell table:style-name="ce10" office:value-type="string">
            <text:p>auto-disable job manager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Probably be done after the main queue redesign.</text:p>
          </table:table-cell>
          <table:table-cell table:style-name="ce10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08">708</text:a></text:span></text:p>
          </table:table-cell>
          <table:table-cell table:style-name="ce11" office:value-type="string">
            <text:p>Flag to avoid run-up time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Queue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f I'm modifying the queue, I might as well modify this to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402">1402</text:a></text:span></text:p>
          </table:table-cell>
          <table:table-cell table:style-name="ce10" office:value-type="string">
            <text:p>Two new Dispatcher Related Panel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, Jesse, Jim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0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18">1318</text:a></text:span></text:p>
          </table:table-cell>
          <table:table-cell table:style-name="ce10" office:value-type="string">
            <text:p>rendering exclusively on machine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3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will be considered in the great queue redesig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52">1752</text:a></text:span></text:p>
          </table:table-cell>
          <table:table-cell table:style-name="ce10" office:value-type="string">
            <text:p>machine note column in queue server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ould do it now, but do I really need more on my plate. <text:s/>I can do this with the Queue overhaul</text:p>
          </table:table-cell>
          <table:table-cell table:style-name="ce10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13">1613</text:a></text:span></text:p>
          </table:table-cell>
          <table:table-cell table:style-name="ce10" office:value-type="string">
            <text:p>Job Dispatch Revisited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is the heart of the queue redesign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275">275</text:a></text:span></text:p>
          </table:table-cell>
          <table:table-cell table:style-name="ce10" office:value-type="string">
            <text:p>Distributed Job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s part of the Queue Redesign, we should be able to support Distributed Jobs</text:p>
          </table:table-cell>
          <table:table-cell table:style-name="ce10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6">1836</text:a></text:span></text:p>
          </table:table-cell>
          <table:table-cell table:style-name="ce10" office:value-type="string">
            <text:p>More Detailed Reservat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lots will become the basic unit of commerce in the queue redesig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51">951</text:a></text:span></text:p>
          </table:table-cell>
          <table:table-cell table:style-name="ce10" office:value-type="string">
            <text:p>Redesign of Package Layout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e'll break everything as part of the Pipeline 3 upgrade.</text:p>
          </table:table-cell>
          <table:table-cell table:style-name="ce10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21">1121</text:a></text:span></text:p>
          </table:table-cell>
          <table:table-cell table:style-name="ce10" office:value-type="string">
            <text:p>Job Execution Details for Each Attempt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JobExecution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Allowing jobs to rerun would be great.</text:p>
          </table:table-cell>
          <table:table-cell table:style-name="ce10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7">97</text:a></text:span></text:p>
          </table:table-cell>
          <table:table-cell table:style-name="ce10" office:value-type="string">
            <text:p>Job Output Parsing: Monitor/Validator Plugin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JobExecution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Part of the queue overhaul. <text:s/>This could also be done separately, but who has the time?</text:p>
          </table:table-cell>
          <table:table-cell table:style-name="ce10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01">1401</text:a></text:span></text:p>
          </table:table-cell>
          <table:table-cell table:style-name="ce10" office:value-type="string">
            <text:p>Add parameters to Editor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EditorParams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. this would be great. <text:s/>Whenever I get to it. <text:s/>Ha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24">1524</text:a></text:span></text:p>
          </table:table-cell>
          <table:table-cell table:style-name="ce10" office:value-type="string">
            <text:p>Dummy file/scene option when registering nod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EditorParams</text:p>
          </table:table-cell>
          <table:table-cell table:style-name="ce29" office:value-type="string">
            <text:p>Trival</text:p>
          </table:table-cell>
          <table:table-cell table:style-name="ce10" office:value-type="string">
            <text:p>Honestly, this isn't really necessary at all, but would be fairly easy to implement when Editor Params are done.</text:p>
          </table:table-cell>
          <table:table-cell table:style-name="ce10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917">1917</text:a></text:span></text:p>
          </table:table-cell>
          <table:table-cell table:style-name="ce13" office:value-type="string">
            <text:p>Unique order on multi-source nodes fails with templates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SAP</text:p>
          </table:table-cell>
          <table:table-cell table:style-name="ce13" office:value-type="string">
            <text:p>Add a flag to CatFile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11">1811</text:a></text:span></text:p>
          </table:table-cell>
          <table:table-cell table:style-name="ce10" office:value-type="string">
            <text:p>Builder AoE Modes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it solves lots of problems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4">1844</text:a></text:span></text:p>
          </table:table-cell>
          <table:table-cell table:style-name="ce10" office:value-type="string">
            <text:p>Template builder suggestion: TemplateExternal annotation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I told lumiere I'd do it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916">1916</text:a></text:span></text:p>
          </table:table-cell>
          <table:table-cell table:style-name="ce13" office:value-type="string">
            <text:p>Wrong file permissions on a node generated by an action.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losed</text:p>
          </table:table-cell>
          <table:table-cell table:style-name="ce13" office:value-type="string">
            <text:p>No idea what is going on with this.</text:p>
          </table:table-cell>
          <table:table-cell table:style-name="ce13" office:value-type="string">
            <text:p>Posted asking for more info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2" office:value-type="string">
            <text:p>Shotgun tasks created by Pipeline include the asset name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pen</text:p>
          </table:table-cell>
          <table:table-cell table:style-name="ce12" office:value-type="string">
            <text:p>Just need to merge some code into the trunk. <text:s/>I'll do this ASAP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<text:span text:style-name="T1"><text:a xlink:href="http://temerity.us/community/forums/viewtopic.php?t=1845">1845</text:a></text:span></text:p>
          </table:table-cell>
          <table:table-cell table:style-name="ce13" office:value-type="string">
            <text:p>TemplateSettings Clone Files skips secondaries</text:p>
          </table:table-cell>
          <table:table-cell table:style-name="ce20" office:value-type="string">
            <text:p>Node Builder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pen</text:p>
          </table:table-cell>
          <table:table-cell table:style-name="ce13" office:value-type="string">
            <text:p>Morphing to improvement</text:p>
          </table:table-cell>
          <table:table-cell table:style-name="ce13" office:value-type="string">
            <text:p>You should mark the Clone improvemets as done and then split the other siuff into its own improvement. <text:s/>Not sure if the remaining stuff is still needed though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51">1651</text:a></text:span></text:p>
          </table:table-cell>
          <table:table-cell table:style-name="ce10" office:value-type="string">
            <text:p>Allow retrieval of multiple Jobs and JobInfo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Implemented</text:p>
          </table:table-cell>
          <table:table-cell table:style-name="ce10" office:value-type="string">
            <text:p>No reason we can't do this. <text:s/>Should be a fast addition</text:p>
          </table:table-cell>
          <table:table-cell table:style-name="ce39" office:value-type="string">
            <text:p>This was already implemented July 3, 2008!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26">1626</text:a></text:span></text:p>
          </table:table-cell>
          <table:table-cell table:style-name="ce10" office:value-type="string">
            <text:p>query plugin mgr for plugins that are not underdevelopment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e nice when it is ther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71">1571</text:a></text:span></text:p>
          </table:table-cell>
          <table:table-cell table:style-name="ce10" office:value-type="string">
            <text:p>Annotation Exceptions with Clone Due to Permiss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really need to address this at some point.</text:p>
          </table:table-cell>
          <table:table-cell table:style-name="ce10" office:value-type="string">
            <text:p>Renamed this bug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7">1417</text:a></text:span></text:p>
          </table:table-cell>
          <table:table-cell table:style-name="ce11" office:value-type="string">
            <text:p>Reorganize CompBuild Action Parameter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should be done.</text:p>
          </table:table-cell>
          <table:table-cell table:style-name="ce11" office:value-type="string">
            <text:p>Agreed, but not that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36">1536</text:a></text:span></text:p>
          </table:table-cell>
          <table:table-cell table:style-name="ce10" office:value-type="string">
            <text:p>Add Frame Options to Queue Job Specia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s soon as Toolsets are done, I should do this.</text:p>
          </table:table-cell>
          <table:table-cell table:style-name="ce10" office:value-type="string">
            <text:p>Can't see how this is a pressing issue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495">1495</text:a></text:span></text:p>
          </table:table-cell>
          <table:table-cell table:style-name="ce13" office:value-type="string">
            <text:p>KeyChooser Plugin Updates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4.1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Really should fix this.</text:p>
          </table:table-cell>
          <table:table-cell table:style-name="ce13" office:value-type="string">
            <text:p>Agreed and soon.</text:p>
          </table:table-cell>
          <table:table-cell table:number-columns-repeated="245"/>
        </table:table-row>
        <table:table-row table:style-name="ro6">
          <table:table-cell table:style-name="ce6" office:value-type="string">
            <text:p><text:span text:style-name="T1"><text:a xlink:href="http://temerity.us/community/forums/viewtopic.php?t=1848">1848</text:a></text:span></text:p>
          </table:table-cell>
          <table:table-cell table:style-name="ce14" office:value-type="string">
            <text:p>Hardware Groups Bug</text:p>
          </table:table-cell>
          <table:table-cell table:style-name="ce21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ASAP</text:p>
          </table:table-cell>
          <table:table-cell table:style-name="ce36" office:value-type="string">
            <text:p>Shouldn't be too hard to fix once I figure out what it is.</text:p>
          </table:table-cell>
          <table:table-cell table:style-name="ce39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82">1882</text:a></text:span></text:p>
          </table:table-cell>
          <table:table-cell table:style-name="ce10" office:value-type="string">
            <text:p>Builder improvement: rerun, and autofill with last params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easy, but I told lumiere I'd do it</text:p>
          </table:table-cell>
          <table:table-cell table:style-name="ce10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563">1563</text:a></text:span></text:p>
          </table:table-cell>
          <table:table-cell table:style-name="ce11" office:value-type="string">
            <text:p>TaskToolUtils.findUpstreamNodes() is Slow!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will be eliminated by the Task redesign anyway. <text:s/>But working code exists in TemplateBuilder, so I should just copy/paste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323">1323</text:a></text:span></text:p>
          </table:table-cell>
          <table:table-cell table:style-name="ce13" office:value-type="string">
            <text:p>System Load on Windows Inconsistent with Unix Load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3.1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Need to do something with this to make it better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14">1614</text:a></text:span></text:p>
          </table:table-cell>
          <table:table-cell table:style-name="ce11" office:value-type="string">
            <text:p>A JobGroupID field in a QueueJob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Do this soon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8">1918</text:a></text:span></text:p>
          </table:table-cell>
          <table:table-cell table:style-name="ce11" office:value-type="string">
            <text:p>Default host selection mecanism for job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Becomes obsolete with the queue redesign, but would be easy to do in the mean time.</text:p>
          </table:table-cell>
          <table:table-cell table:style-name="ce39" office:value-type="string">
            <text:p>Added some ideas to post about implementation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599">1599</text:a></text:span></text:p>
          </table:table-cell>
          <table:table-cell table:style-name="ce10" office:value-type="string">
            <text:p>Synch and Unify nodes for the Task System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e entire task system needs a quick update. <text:s/>I should do that sooner rather than later. <text:s/>Sigh.</text:p>
          </table:table-cell>
          <table:table-cell table:style-name="ce39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31">631</text:a></text:span></text:p>
          </table:table-cell>
          <table:table-cell table:style-name="ce11" office:value-type="string">
            <text:p>Alternative Job Submission Orde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reat idea and I should do it when I finish toolsets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14">1014</text:a></text:span></text:p>
          </table:table-cell>
          <table:table-cell table:style-name="ce10" office:value-type="string">
            <text:p>Adobe CS2 Export Action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Not even sure if Photoshop accepts command-line scripts correctly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794">1794</text:a></text:span></text:p>
          </table:table-cell>
          <table:table-cell table:style-name="ce13" office:value-type="string">
            <text:p>Node modified, but no staleness</text:p>
          </table:table-cell>
          <table:table-cell table:style-name="ce20" office:value-type="string">
            <text:p>Node Builders</text:p>
          </table:table-cell>
          <table:table-cell table:style-name="ce26" office:value-type="string">
            <text:p>2.4.4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st</text:p>
          </table:table-cell>
          <table:table-cell table:style-name="ce13" office:value-type="string">
            <text:p>No idea how to reproduce this right now.</text:p>
          </table:table-cell>
          <table:table-cell table:style-name="ce13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19">1319</text:a></text:span></text:p>
          </table:table-cell>
          <table:table-cell table:style-name="ce11" office:value-type="string">
            <text:p>Needs docs for Eclipse pipeline-local setup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3.1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Give me a wiki and I'll give you docs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89">1089</text:a></text:span></text:p>
          </table:table-cell>
          <table:table-cell table:style-name="ce11" office:value-type="string">
            <text:p>Adobe After Effects Support for Mac OS X and Windows X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2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Because I don't want to write more After Effects Javascrip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684">1684</text:a></text:span></text:p>
          </table:table-cell>
          <table:table-cell table:style-name="ce10" office:value-type="string">
            <text:p>Multiple Key Choosers per Key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In my spare time.</text:p>
          </table:table-cell>
          <table:table-cell table:style-name="ce10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5">1835</text:a></text:span></text:p>
          </table:table-cell>
          <table:table-cell table:style-name="ce10" office:value-type="string">
            <text:p>Job Duration Prediction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needs to wait till the Database manager is a reality, so that data mining becomes easy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703">703</text:a></text:span></text:p>
          </table:table-cell>
          <table:table-cell table:style-name="ce11" office:value-type="string">
            <text:p>Queue Distribution Based on Local Caching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We need to implement local caching first (which I'm not doing). <text:s/>Once that is done, I can do this.</text:p>
          </table:table-cell>
          <table:table-cell table:style-name="ce11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2" office:value-type="string">
            <text:p>beep!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Because I don't care that much.</text:p>
          </table:table-cell>
          <table:table-cell table:style-name="ce12" office:value-type="string">
            <text:p>Easy to make this a preferenc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97">1297</text:a></text:span></text:p>
          </table:table-cell>
          <table:table-cell table:style-name="ce10" office:value-type="string">
            <text:p>Builder Man Pages</text:p>
          </table:table-cell>
          <table:table-cell table:style-name="ce17" office:value-type="string">
            <text:p>Docs</text:p>
          </table:table-cell>
          <table:table-cell table:style-name="ce23" office:value-type="string">
            <text:p>2.3.1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ince we don't have any new builders, it doesn't make sense to do docs for the outdated ones.</text:p>
          </table:table-cell>
          <table:table-cell table:style-name="ce10" office:value-type="string">
            <text:p>I'll let it slide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49">1349</text:a></text:span></text:p>
          </table:table-cell>
          <table:table-cell table:style-name="ce11" office:value-type="string">
            <text:p>Avoid editor religious wars...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It would be great, but I don't have the time.</text:p>
          </table:table-cell>
          <table:table-cell table:style-name="ce11" office:value-type="string">
            <text:p>Sounds like something for John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600">1600</text:a></text:span></text:p>
          </table:table-cell>
          <table:table-cell table:style-name="ce13" office:value-type="string">
            <text:p>AfterFXRender does not respect comp Start name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2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Who uses afterfx these days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81">1681</text:a></text:span></text:p>
          </table:table-cell>
          <table:table-cell table:style-name="ce11" office:value-type="string">
            <text:p>Redesign data structure visibility in BaseStage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f it ain't broke . . . </text:p>
          </table:table-cell>
          <table:table-cell table:style-name="ce11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666">666</text:a></text:span></text:p>
          </table:table-cell>
          <table:table-cell table:style-name="ce11" office:value-type="string">
            <text:p>RegisterMap Tool Enhancement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1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I apparently volunteered to fix this, but no one seems to care.</text:p>
          </table:table-cell>
          <table:table-cell table:style-name="ce11" office:value-type="string">
            <text:p>Looks easy and could be done by Joh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54">954</text:a></text:span></text:p>
          </table:table-cell>
          <table:table-cell table:style-name="ce11" office:value-type="string">
            <text:p>Switch to Generics for extentions of SimpleParam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Closed</text:p>
          </table:table-cell>
          <table:table-cell table:style-name="ce11" office:value-type="string">
            <text:p>I think this is impossible. <text:s/>We should just retire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2" office:value-type="string">
            <text:p>Windows Networking Exception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2.1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/Jim</text:p>
          </table:table-cell>
          <table:table-cell table:style-name="ce31" office:value-type="string">
            <text:p>WinJobMgr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Looks like Sven did the hard work for this one.</text:p>
          </table:table-cell>
          <table:table-cell table:style-name="ce12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34">1734</text:a></text:span></text:p>
          </table:table-cell>
          <table:table-cell table:style-name="ce11" office:value-type="string">
            <text:p>Windows Service Should Run JVM as a Separate Proces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WinJobMgr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Because Windows should work.</text:p>
          </table:table-cell>
          <table:table-cell table:style-name="ce11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025">1025</text:a></text:span></text:p>
          </table:table-cell>
          <table:table-cell table:style-name="ce13" office:value-type="string">
            <text:p>Remote Windows Job Server Shutdown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2.1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ASAP</text:p>
          </table:table-cell>
          <table:table-cell table:style-name="ce13" office:value-type="string">
            <text:p>Be really nice to actually be able to stop jobmgrs on Windows</text:p>
          </table:table-cell>
          <table:table-cell table:style-name="ce13" office:value-type="string">
            <text:p>Would be solved by 1025. <text:s/>I hope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2" office:value-type="string">
            <text:p>locking nodes associated with running job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QueuedChecks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Actually pretty easy to break jobs this way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2" office:value-type="string">
            <text:p>overly restrictive prohibitions on checkout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1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QueuedChecks</text:p>
          </table:table-cell>
          <table:table-cell table:style-name="ce31" office:value-type="string">
            <text:p>Defer</text:p>
          </table:table-cell>
          <table:table-cell table:style-name="ce12" office:value-type="string">
            <text:p>Yeah, it is annoying but people can deal.</text:p>
          </table:table-cell>
          <table:table-cell table:style-name="ce12" office:value-type="string">
            <text:p>Same code as in 1792, should do toge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67">1167</text:a></text:span></text:p>
          </table:table-cell>
          <table:table-cell table:style-name="ce10" office:value-type="string">
            <text:p>Shared User Preference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Prefs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ould be great, lots of more important stuff</text:p>
          </table:table-cell>
          <table:table-cell table:style-name="ce10" office:value-type="string">
            <text:p>Could be done by John just as easily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888">888</text:a></text:span></text:p>
          </table:table-cell>
          <table:table-cell table:style-name="ce11" office:value-type="string">
            <text:p>Save Layout as Site Defaul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Layouts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enough to hack by hand.</text:p>
          </table:table-cell>
          <table:table-cell table:style-name="ce11" office:value-type="string">
            <text:p>Another easy on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1">1341</text:a></text:span></text:p>
          </table:table-cell>
          <table:table-cell table:style-name="ce10" office:value-type="string">
            <text:p>NodeEnvironment plugin type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I think a majority of what we want to do here can be incorporated into Workflow graphs in Pipeline 3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74">774</text:a></text:span></text:p>
          </table:table-cell>
          <table:table-cell table:style-name="ce10" office:value-type="string">
            <text:p>Arbitrary Fram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1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9">109</text:a></text:span></text:p>
          </table:table-cell>
          <table:table-cell table:style-name="ce10" office:value-type="string">
            <text:p>Node Thumbnail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8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umbnailing becomes part of Tasks in Pipeline 3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169">1169</text:a></text:span></text:p>
          </table:table-cell>
          <table:table-cell table:style-name="ce10" office:value-type="string">
            <text:p>Node Groups instead of Secondary Seque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, this would be good, but it honest requires enough changes to how Pipeline works that rewriting everything twice would suck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78">478</text:a></text:span></text:p>
          </table:table-cell>
          <table:table-cell table:style-name="ce10" office:value-type="string">
            <text:p>Parameter Nodes and Linking Parameter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2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t necessary in Pipeline 2. <text:s/>Fits perfectly into the Pipeline 3 metaphor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45">445</text:a></text:span></text:p>
          </table:table-cell>
          <table:table-cell table:style-name="ce10" office:value-type="string">
            <text:p>Unequal Frame Length Secondary Seque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2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oes with 1169 to Pipeline 3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97">1397</text:a></text:span></text:p>
          </table:table-cell>
          <table:table-cell table:style-name="ce10" office:value-type="string">
            <text:p>Per-Node Archiving/Offlining Properti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When we introduce node typing for data locality, this seems to be a logical extension to that.</text:p>
          </table:table-cell>
          <table:table-cell table:style-name="ce10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698">698</text:a></text:span></text:p>
          </table:table-cell>
          <table:table-cell table:style-name="ce10" office:value-type="string">
            <text:p>Node Data Locality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ould be part of the MultiSite stuff?</text:p>
          </table:table-cell>
          <table:table-cell table:style-name="ce10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367">367</text:a></text:span></text:p>
          </table:table-cell>
          <table:table-cell table:style-name="ce10" office:value-type="string">
            <text:p>Remote Clients / Secondary Server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Part of the MultiSite feature group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6">706</text:a></text:span></text:p>
          </table:table-cell>
          <table:table-cell table:style-name="ce10" office:value-type="string">
            <text:p>Redundant Master Servers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really don't need this, though we should consider it when adding multiple site stuff, since we might get it for almost free.</text:p>
          </table:table-cell>
          <table:table-cell table:style-name="ce10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19">719</text:a></text:span></text:p>
          </table:table-cell>
          <table:table-cell table:style-name="ce11" office:value-type="string">
            <text:p>Use Editor to View Job Log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1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JobViewing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Quite useful and could be combined with the Scratch Dir viewing as well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5">1335</text:a></text:span></text:p>
          </table:table-cell>
          <table:table-cell table:style-name="ce10" office:value-type="string">
            <text:p>Access to scratch files across the network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JobViewing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Really, really, really useful idea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08">1108</text:a></text:span></text:p>
          </table:table-cell>
          <table:table-cell table:style-name="ce10" office:value-type="string">
            <text:p>Node Merg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wesome idea, do we really need it? <text:s/>Is it Pipeline 3 compliant?</text:p>
          </table:table-cell>
          <table:table-cell table:style-name="ce10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03">1003</text:a></text:span></text:p>
          </table:table-cell>
          <table:table-cell table:style-name="ce11" office:value-type="string">
            <text:p>Type Filtering in the Node History Pane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Whenever we get a chance</text:p>
          </table:table-cell>
          <table:table-cell table:style-name="ce11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04">1004</text:a></text:span></text:p>
          </table:table-cell>
          <table:table-cell table:style-name="ce11" office:value-type="string">
            <text:p>Change to Node History display of Check-in Messag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Whenever we get a chance</text:p>
          </table:table-cell>
          <table:table-cell table:style-name="ce11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769">769</text:a></text:span></text:p>
          </table:table-cell>
          <table:table-cell table:style-name="ce10" office:value-type="string">
            <text:p>Clone with Linked History</text:p>
          </table:table-cell>
          <table:table-cell table:style-name="ce17" office:value-type="string">
            <text:p>Java API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reat idea. <text:s/>Who has the time?</text:p>
          </table:table-cell>
          <table:table-cell table:style-name="ce10" office:value-type="string">
            <text:p>Should be done with 1108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895">895</text:a></text:span></text:p>
          </table:table-cell>
          <table:table-cell table:style-name="ce10" office:value-type="string">
            <text:p>Node History Dialog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Could be done without the branching code, but I don't see anyone screaming for this.</text:p>
          </table:table-cell>
          <table:table-cell table:style-name="ce10" office:value-type="string">
            <text:p>Should be done with 1108, 769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54">1854</text:a></text:span></text:p>
          </table:table-cell>
          <table:table-cell table:style-name="ce11" office:value-type="string">
            <text:p>Reducing fileserver traffic/checkin time: Move vs. copy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Best feature ever.</text:p>
          </table:table-cell>
          <table:table-cell table:style-name="ce11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798">1798</text:a></text:span></text:p>
          </table:table-cell>
          <table:table-cell table:style-name="ce14" office:value-type="string">
            <text:p>Rename vouch is too aggressive</text:p>
          </table:table-cell>
          <table:table-cell table:style-name="ce21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ASAP</text:p>
          </table:table-cell>
          <table:table-cell table:style-name="ce14"/>
          <table:table-cell table:style-name="ce14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079">1079</text:a></text:span></text:p>
          </table:table-cell>
          <table:table-cell table:style-name="ce10" office:value-type="string">
            <text:p>Node Insta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2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Solves so many problems in Pipeline and can dramatically reduce disk usage. <text:s/>This is one feature we really need.</text:p>
          </table:table-cell>
          <table:table-cell table:style-name="ce10" office:value-type="string">
            <text:p>Ok, soon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4">1334</text:a></text:span></text:p>
          </table:table-cell>
          <table:table-cell table:style-name="ce11" office:value-type="string">
            <text:p>Reset Current destroys saved layout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is not a good thing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2" office:value-type="string">
            <text:p>node detail hint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This was going to be done a while ago, it is easy, and lumiere would like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2" office:value-type="string">
            <text:p>problem with queuing multiple batches from the job view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Actually much more than an annoyance. <text:s/>This should get fixed quickly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36">536</text:a></text:span></text:p>
          </table:table-cell>
          <table:table-cell table:style-name="ce11" office:value-type="string">
            <text:p>License Expiration Warning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Remind people to give us money. <text:s/>This is a great idea.</text:p>
          </table:table-cell>
          <table:table-cell table:style-name="ce11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24">1324</text:a></text:span></text:p>
          </table:table-cell>
          <table:table-cell table:style-name="ce11" office:value-type="string">
            <text:p>Show Secondary Sequences in Tooltip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NodeStyles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Awesome feature. <text:s/>There are no other visual queues for secondary sequences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912">1912</text:a></text:span></text:p>
          </table:table-cell>
          <table:table-cell table:style-name="ce10" office:value-type="string">
            <text:p>Add mv to NativeFileSy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Simple to do, but we need it.</text:p>
          </table:table-cell>
          <table:table-cell table:style-name="ce10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7">
          <table:table-cell table:style-name="ce6" office:value-type="string">
            <text:p><text:span text:style-name="T1"><text:a xlink:href="http://temerity.us/community/forums/viewtopic.php?t=1892">1892</text:a></text:span></text:p>
          </table:table-cell>
          <table:table-cell table:style-name="ce14" office:value-type="string">
            <text:p>Renumber Does not Propigate Staleness correctly.</text:p>
          </table:table-cell>
          <table:table-cell table:style-name="ce21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Status Overhaul</text:p>
          </table:table-cell>
          <table:table-cell table:style-name="ce33" office:value-type="string">
            <text:p>ASAP</text:p>
          </table:table-cell>
          <table:table-cell table:style-name="ce14"/>
          <table:table-cell table:style-name="ce14" office:value-type="string">
            <text:p>Must fix soon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93">1893</text:a></text:span></text:p>
          </table:table-cell>
          <table:table-cell table:style-name="ce11" office:value-type="string">
            <text:p>Better status reporting for jobs that silently fai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Very simple. but huge win.</text:p>
          </table:table-cell>
          <table:table-cell table:style-name="ce11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42">1142</text:a></text:span></text:p>
          </table:table-cell>
          <table:table-cell table:style-name="ce10" office:value-type="string">
            <text:p>Queue Database Backup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2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We should be doing complete backups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1">1331</text:a></text:span></text:p>
          </table:table-cell>
          <table:table-cell table:style-name="ce10" office:value-type="string">
            <text:p>A New Type of Node which Represents a Directory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there are a lot of really cool things we could do with this that we can't do right now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73">573</text:a></text:span></text:p>
          </table:table-cell>
          <table:table-cell table:style-name="ce10" office:value-type="string">
            <text:p>Intermediate Nodes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Currently being worked on.</text:p>
          </table:table-cell>
          <table:table-cell table:style-name="ce10" office:value-type="string">
            <text:p>Waiting on Status improvements firs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20">1820</text:a></text:span></text:p>
          </table:table-cell>
          <table:table-cell table:style-name="ce11" office:value-type="string">
            <text:p>Add Failure Post-Operation Tasks to Server Extension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is a great idea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37">1437</text:a></text:span></text:p>
          </table:table-cell>
          <table:table-cell table:style-name="ce11" office:value-type="string">
            <text:p>Complex BuilderParam UI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Because I'm never going to d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829">1829</text:a></text:span></text:p>
          </table:table-cell>
          <table:table-cell table:style-name="ce11" office:value-type="string">
            <text:p>Shade Duplicate Jobs/Nodes Differently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NodeStyles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Very useful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2">1842</text:a></text:span></text:p>
          </table:table-cell>
          <table:table-cell table:style-name="ce11" office:value-type="string">
            <text:p>Node Viewer collapse/expand status after link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eems easy enough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15">1815</text:a></text:span></text:p>
          </table:table-cell>
          <table:table-cell table:style-name="ce13" office:value-type="string">
            <text:p>cannot unpack node bundles in windows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Shouldn't be that hard of a fix, but this should work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9">1339</text:a></text:span></text:p>
          </table:table-cell>
          <table:table-cell table:style-name="ce11" office:value-type="string">
            <text:p>Too much Job Group information sen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is a problem.</text:p>
          </table:table-cell>
          <table:table-cell table:style-name="ce11" office:value-type="string">
            <text:p>Disney evaluation makes this importa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22">622</text:a></text:span></text:p>
          </table:table-cell>
          <table:table-cell table:style-name="ce10" office:value-type="string">
            <text:p>Node Browser: Hiding Old Projects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should really do this.</text:p>
          </table:table-cell>
          <table:table-cell table:style-name="ce10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99">699</text:a></text:span></text:p>
          </table:table-cell>
          <table:table-cell table:style-name="ce10" office:value-type="string">
            <text:p>Skip Unchanged Flag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ecause Pipeline doesn't really work efficiently without it.</text:p>
          </table:table-cell>
          <table:table-cell table:style-name="ce10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896">1896</text:a></text:span></text:p>
          </table:table-cell>
          <table:table-cell table:style-name="ce13" office:value-type="string">
            <text:p>Frames are not always copied from target directory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Leads to really bad behavior with Windows JobManager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38">1138</text:a></text:span></text:p>
          </table:table-cell>
          <table:table-cell table:style-name="ce11" office:value-type="string">
            <text:p>Checksum Caching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peed upgrades are good.</text:p>
          </table:table-cell>
          <table:table-cell table:style-name="ce11" office:value-type="string">
            <text:p>Part of VC Speed improvement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86">1386</text:a></text:span></text:p>
          </table:table-cell>
          <table:table-cell table:style-name="ce10" office:value-type="string">
            <text:p>Long Operation Progress Meter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a bad idea at all.</text:p>
          </table:table-cell>
          <table:table-cell table:style-name="ce10" office:value-type="string">
            <text:p>Good idea but tricky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739">739</text:a></text:span></text:p>
          </table:table-cell>
          <table:table-cell table:style-name="ce10" office:value-type="string">
            <text:p>Clock Monitoring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2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ood idea, just need the time to do i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6">966</text:a></text:span></text:p>
          </table:table-cell>
          <table:table-cell table:style-name="ce11" office:value-type="string">
            <text:p>Improved Node Property Job Check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QueuedChecks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ood idea to make Pipeline more robust.</text:p>
          </table:table-cell>
          <table:table-cell table:style-name="ce11"/>
          <table:table-cell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2" office:value-type="string">
            <text:p>Long node names are illegible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NodeStyles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Not a bad thing to have in there. <text:s/>Not sure how much work it would be.</text:p>
          </table:table-cell>
          <table:table-cell table:style-name="ce12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913">1913</text:a></text:span></text:p>
          </table:table-cell>
          <table:table-cell table:style-name="ce11" office:value-type="string">
            <text:p>Managing secondary file sequenc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ood ideas. <text:s/>We should d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94">494</text:a></text:span></text:p>
          </table:table-cell>
          <table:table-cell table:style-name="ce11" office:value-type="string">
            <text:p>Multiple Evolve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1.9.2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Whenever you get around t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88">1688</text:a></text:span></text:p>
          </table:table-cell>
          <table:table-cell table:style-name="ce11" office:value-type="string">
            <text:p>On Hold Locking to Same Version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enough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41">1441</text:a></text:span></text:p>
          </table:table-cell>
          <table:table-cell table:style-name="ce11" office:value-type="string">
            <text:p>Cloning Checked-In/Locked Node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When you get a chance.</text:p>
          </table:table-cell>
          <table:table-cell table:style-name="ce11" office:value-type="string">
            <text:p>John can do this... Maybe with our help on the backen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64">1864</text:a></text:span></text:p>
          </table:table-cell>
          <table:table-cell table:style-name="ce12" office:value-type="string">
            <text:p>Java Out-of-Memory Error on plugin install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mplemented</text:p>
          </table:table-cell>
          <table:table-cell table:style-name="ce12" office:value-type="string">
            <text:p>Just up the memory limit for plplugin</text:p>
          </table:table-cell>
          <table:table-cell table:style-name="ce12" office:value-type="string">
            <text:p>Implemented already.</text:p>
          </table:table-cell>
          <table:table-cell table:number-columns-repeated="245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2" office:value-type="string">
            <text:p>stdout/stderr doesn't appear in the Output or Errors dialog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6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2" office:value-type="string">
            <text:p>Not sure how to replicate it.</text:p>
          </table:table-cell>
          <table:table-cell table:style-name="ce12" office:value-type="string">
            <text:p>Me either.</text:p>
          </table:table-cell>
          <table:table-cell table:number-columns-repeated="245"/>
        </table:table-row>
        <table:table-row table:style-name="ro8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2" office:value-type="string">
            <text:p>Mac OpenGL performance issu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2" office:value-type="string">
            <text:p>Is this still happening? <text:s/>Need confirmation from Kevin</text:p>
          </table:table-cell>
          <table:table-cell table:style-name="ce12" office:value-type="string">
            <text:p>Not sur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36">1036</text:a></text:span></text:p>
          </table:table-cell>
          <table:table-cell table:style-name="ce10" office:value-type="string">
            <text:p>NukeBuild Actio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1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Isn't this done and working? Can you test it jim?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05">1605</text:a></text:span></text:p>
          </table:table-cell>
          <table:table-cell table:style-name="ce10" office:value-type="string">
            <text:p>plscript missing node locking ability</text:p>
          </table:table-cell>
          <table:table-cell table:style-name="ce17" office:value-type="string">
            <text:p>Scripting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Lets not encourage people to use plscript</text:p>
          </table:table-cell>
          <table:table-cell table:style-name="ce10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832">1832</text:a></text:span></text:p>
          </table:table-cell>
          <table:table-cell table:style-name="ce10" office:value-type="string">
            <text:p>Collate Job Output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is seems to be handled by different features</text:p>
          </table:table-cell>
          <table:table-cell table:style-name="ce10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564">1564</text:a></text:span></text:p>
          </table:table-cell>
          <table:table-cell table:style-name="ce11" office:value-type="string">
            <text:p>Java Annotations for Network Messaging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This would be awesome, but seems like a lot of work. <text:s/>Might be something better given to John to play with for a while?</text:p>
          </table:table-cell>
          <table:table-cell table:style-name="ce11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124">1124</text:a></text:span></text:p>
          </table:table-cell>
          <table:table-cell table:style-name="ce10" office:value-type="string">
            <text:p>Database Manager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Maybe we do this sooner, since it would allow for a lot of cool stuff, but I don't really see it having precedence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6">196</text:a></text:span></text:p>
          </table:table-cell>
          <table:table-cell table:style-name="ce10" office:value-type="string">
            <text:p>Free Swap Space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8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We've survived for ages without this.</text:p>
          </table:table-cell>
          <table:table-cell table:style-name="ce10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2" office:value-type="string">
            <text:p>Clientside Job Manager Stats Cachin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Wrong, but so what.</text:p>
          </table:table-cell>
          <table:table-cell table:style-name="ce12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70">670</text:a></text:span></text:p>
          </table:table-cell>
          <table:table-cell table:style-name="ce10" office:value-type="string">
            <text:p>Frozen Finished Nodes should be check-in-able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Less necessary with the new task stuff, since modifiable nodes are rarely froze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96">996</text:a></text:span></text:p>
          </table:table-cell>
          <table:table-cell table:style-name="ce15" office:value-type="string">
            <text:p>Check for Unregistered Files During Intial CheckOut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Apparently Jim still cares</text:p>
          </table:table-cell>
          <table:table-cell table:style-name="ce10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32">632</text:a></text:span></text:p>
          </table:table-cell>
          <table:table-cell table:style-name="ce11" office:value-type="string">
            <text:p>Display of Long Node Name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There are more pressing issues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36">736</text:a></text:span></text:p>
          </table:table-cell>
          <table:table-cell table:style-name="ce10" office:value-type="string">
            <text:p>E-Mail Logging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In your spare tim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06">1606</text:a></text:span></text:p>
          </table:table-cell>
          <table:table-cell table:style-name="ce10" office:value-type="string">
            <text:p>plscript missing "vouch" functionality</text:p>
          </table:table-cell>
          <table:table-cell table:style-name="ce17" office:value-type="string">
            <text:p>Scripting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Lets not encourage people to use plscript</text:p>
          </table:table-cell>
          <table:table-cell table:style-name="ce10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2">1562</text:a></text:span></text:p>
          </table:table-cell>
          <table:table-cell table:style-name="ce10" office:value-type="string">
            <text:p>Selection of Multiple Nodes from top of the directory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Useful but not a priority</text:p>
          </table:table-cell>
          <table:table-cell table:style-name="ce10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25">1325</text:a></text:span></text:p>
          </table:table-cell>
          <table:table-cell table:style-name="ce11" office:value-type="string">
            <text:p>Refresh button in fil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Useful, but there is an easy work around so it can wa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62">1662</text:a></text:span></text:p>
          </table:table-cell>
          <table:table-cell table:style-name="ce11" office:value-type="string">
            <text:p>Houdini Batch/Graphical License Sele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Really a much more tricky License Key issue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677">1677</text:a></text:span></text:p>
          </table:table-cell>
          <table:table-cell table:style-name="ce11" office:value-type="string">
            <text:p>Preserve Locations in NukeSubstCom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77">1477</text:a></text:span></text:p>
          </table:table-cell>
          <table:table-cell table:style-name="ce11" office:value-type="string">
            <text:p>Replace Jython?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n your spare time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744">1744</text:a></text:span></text:p>
          </table:table-cell>
          <table:table-cell table:style-name="ce10" office:value-type="string">
            <text:p>Save recent node operations between plui session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Layouts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ood idea, but nothing we actually need to do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421">1421</text:a></text:span></text:p>
          </table:table-cell>
          <table:table-cell table:style-name="ce13" office:value-type="string">
            <text:p>Symlinks to Target are not relative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3.1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dows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This becomes a priority when we have a heavy windows customer</text:p>
          </table:table-cell>
          <table:table-cell table:style-name="ce13" office:value-type="string">
            <text:p>Should be fixed sooner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66">1466</text:a></text:span></text:p>
          </table:table-cell>
          <table:table-cell table:style-name="ce11" office:value-type="string">
            <text:p>Nuke 5.0 Python Scripting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7" office:value-type="string">
            <text:p><text:span text:style-name="T2"><text:a xlink:href="http://temerity.us/community/forums/viewtopic.php?t=962">962</text:a></text:span></text:p>
          </table:table-cell>
          <table:table-cell table:style-name="ce11" office:value-type="string">
            <text:p>Node Locks should be Interruptible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seful, but there is other stuff way more importan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608">1608</text:a></text:span></text:p>
          </table:table-cell>
          <table:table-cell table:style-name="ce10" office:value-type="string">
            <text:p>hfsMantra: adding ifd filtering functionality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 customers using Houdini</text:p>
          </table:table-cell>
          <table:table-cell table:style-name="ce10" office:value-type="string">
            <text:p>At the moment, should do this though.</text:p>
          </table:table-cell>
          <table:table-cell table:number-columns-repeated="245"/>
        </table:table-row>
        <table:table-row table:style-name="ro8">
          <table:table-cell table:style-name="ce3" office:value-type="string">
            <text:p><text:span text:style-name="T1"><text:a xlink:href="http://temerity.us/community/forums/viewtopic.php?t=1481">1481</text:a></text:span></text:p>
          </table:table-cell>
          <table:table-cell table:style-name="ce11" office:value-type="string">
            <text:p>make pls output in the "standard pipeline format"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PLS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 read the bug report on this. <text:s/>I think Jim was talking to himself. <text:s/>I have no idea what it means.</text:p>
          </table:table-cell>
          <table:table-cell table:style-name="ce11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518">518</text:a></text:span></text:p>
          </table:table-cell>
          <table:table-cell table:style-name="ce10" office:value-type="string">
            <text:p>HDiff Comparator Plugin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0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 customers using Houdini</text:p>
          </table:table-cell>
          <table:table-cell table:style-name="ce10" office:value-type="string">
            <text:p>Very cool idea, but no demand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716">1716</text:a></text:span></text:p>
          </table:table-cell>
          <table:table-cell table:style-name="ce10" office:value-type="string">
            <text:p>Add ability to flush user cache in runtim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How often is changing uids in the middle of production a problem?</text:p>
          </table:table-cell>
          <table:table-cell table:style-name="ce10" office:value-type="string">
            <text:p>Easy to do and has caused some problems before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001">1001</text:a></text:span></text:p>
          </table:table-cell>
          <table:table-cell table:style-name="ce11" office:value-type="string">
            <text:p>Hide Node Labels if Unreadable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NodeStyles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Performance. John can do this..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56">1456</text:a></text:span></text:p>
          </table:table-cell>
          <table:table-cell table:style-name="ce11" office:value-type="string">
            <text:p>Selective Node Bundle Unpack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t would be nice, but seriously, who needs it?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685">685</text:a></text:span></text:p>
          </table:table-cell>
          <table:table-cell table:style-name="ce10" office:value-type="string">
            <text:p>Listing of New Versions</text:p>
          </table:table-cell>
          <table:table-cell table:style-name="ce17" office:value-type="string">
            <text:p>Scripting Client</text:p>
          </table:table-cell>
          <table:table-cell table:style-name="ce17" office:value-type="string">
            <text:p>2.0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esn't seem much need for this.</text:p>
          </table:table-cell>
          <table:table-cell table:style-name="ce10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512">1512</text:a></text:span></text:p>
          </table:table-cell>
          <table:table-cell table:style-name="ce10" office:value-type="string">
            <text:p>Plugin Javadocs Butto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ould be cool, but isn't at all necessary</text:p>
          </table:table-cell>
          <table:table-cell table:style-name="ce10" office:value-type="string">
            <text:p>I disagree. <text:s/>This is sorely lacking! <text:s/></text:p>
          </table:table-cell>
          <table:table-cell table:number-columns-repeated="245"/>
        </table:table-row>
        <table:table-row table:style-name="ro9">
          <table:table-cell table:style-name="ce5" office:value-type="string">
            <text:p><text:span text:style-name="T1"><text:a xlink:href="http://temerity.us/community/forums/viewtopic.php?t=1643">1643</text:a></text:span></text:p>
          </table:table-cell>
          <table:table-cell table:style-name="ce13" office:value-type="string">
            <text:p>Offlining/Archive appears to lockup Pipeline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st</text:p>
          </table:table-cell>
          <table:table-cell table:style-name="ce13" office:value-type="string">
            <text:p>Haven't been able to reproduce this lately</text:p>
          </table:table-cell>
          <table:table-cell table:style-name="ce13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2" office:value-type="string">
            <text:p>Job Viewer Display Bu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2" office:value-type="string">
            <text:p>Don't hit spacebar so fast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420">1420</text:a></text:span></text:p>
          </table:table-cell>
          <table:table-cell table:style-name="ce10" office:value-type="string">
            <text:p>NukeDebugTexture Actio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t necessary.</text:p>
          </table:table-cell>
          <table:table-cell table:style-name="ce10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522">522</text:a></text:span></text:p>
          </table:table-cell>
          <table:table-cell table:style-name="ce10" office:value-type="string">
            <text:p>ShakeSync Tool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0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one seems to care.</text:p>
          </table:table-cell>
          <table:table-cell table:style-name="ce10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3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4" office:value-type="string">
            <text:p>Unlock/CheckOut Subvert Link Circularity Checks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Soon</text:p>
          </table:table-cell>
          <table:table-cell table:style-name="ce14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4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702">702</text:a></text:span></text:p>
          </table:table-cell>
          <table:table-cell table:style-name="ce10" office:value-type="string">
            <text:p>Deep Repository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one currently wants it. <text:s/>And implementation is problematic.</text:p>
          </table:table-cell>
          <table:table-cell table:style-name="ce10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376">1376</text:a></text:span></text:p>
          </table:table-cell>
          <table:table-cell table:style-name="ce10" office:value-type="string">
            <text:p>Extend plremote(1) to Handle Generic Jytho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es anyone still care?</text:p>
          </table:table-cell>
          <table:table-cell table:style-name="ce10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287">287</text:a></text:span></text:p>
          </table:table-cell>
          <table:table-cell table:style-name="ce10" office:value-type="string">
            <text:p>Finish Porting CoordSys/Matrix Classe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1.9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Because we haven't missed it ye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86">1586</text:a></text:span></text:p>
          </table:table-cell>
          <table:table-cell table:style-name="ce11" office:value-type="string">
            <text:p>Job Killing Signal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Until we have to support a studio using software that really needs this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567">567</text:a></text:span></text:p>
          </table:table-cell>
          <table:table-cell table:style-name="ce10" office:value-type="string">
            <text:p>Liquid/Pixie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569">1569</text:a></text:span></text:p>
          </table:table-cell>
          <table:table-cell table:style-name="ce11" office:value-type="string">
            <text:p>Support for plremote to be a Protocal Handler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1" office:value-type="string">
            <text:p>Nope. <text:s/>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700">700</text:a></text:span></text:p>
          </table:table-cell>
          <table:table-cell table:style-name="ce10" office:value-type="string">
            <text:p>Secondary Queue Managers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demonstrable need for this feature</text:p>
          </table:table-cell>
          <table:table-cell table:style-name="ce10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0">
          <table:table-cell table:style-name="ce6" office:value-type="string">
            <text:p><text:span text:style-name="T1"><text:a xlink:href="http://temerity.us/community/forums/viewtopic.php?t=1736">1736</text:a></text:span></text:p>
          </table:table-cell>
          <table:table-cell table:style-name="ce14" office:value-type="string">
            <text:p>QueueMgr doesn't update job count correctly after disconnect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Windows</text:p>
          </table:table-cell>
          <table:table-cell table:style-name="ce33" office:value-type="string">
            <text:p>Test</text:p>
          </table:table-cell>
          <table:table-cell table:style-name="ce36" office:value-type="string">
            <text:p>Not sure we know enough about this to really effectively tackle it.  Also it appears to be Windows-only, so it can wait.</text:p>
          </table:table-cell>
          <table:table-cell table:style-name="ce36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615">1615</text:a></text:span></text:p>
          </table:table-cell>
          <table:table-cell table:style-name="ce10" office:value-type="string">
            <text:p>Windows machines not finding Jython Cach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Since no one is using windows and jython (and hopefully never will)</text:p>
          </table:table-cell>
          <table:table-cell table:style-name="ce10" office:value-type="string">
            <text:p>MLB is on the horizon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964">964</text:a></text:span></text:p>
          </table:table-cell>
          <table:table-cell table:style-name="ce11" office:value-type="string">
            <text:p>Column Style Nod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 see no reason for Mac shit in Pipeline.</text:p>
          </table:table-cell>
          <table:table-cell table:style-name="ce11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940">940</text:a></text:span></text:p>
          </table:table-cell>
          <table:table-cell table:style-name="ce10" office:value-type="string">
            <text:p>Distributed File Manager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1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689">1689</text:a></text:span></text:p>
          </table:table-cell>
          <table:table-cell table:style-name="ce10" office:value-type="string">
            <text:p>Node Favourites Panel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Favorite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rilliant idea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182">1182</text:a></text:span></text:p>
          </table:table-cell>
          <table:table-cell table:style-name="ce10" office:value-type="string">
            <text:p>Selection History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Favorite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Should be associated with the Node Favorites panel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987">987</text:a></text:span></text:p>
          </table:table-cell>
          <table:table-cell table:style-name="ce10" office:value-type="string">
            <text:p>Generalize Queue Stats Pane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Dial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reat idea and we should do i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607">1607</text:a></text:span></text:p>
          </table:table-cell>
          <table:table-cell table:style-name="ce10" office:value-type="string">
            <text:p>Hardware Key Dial in Queue Stat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Dials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Very Easy</text:p>
          </table:table-cell>
          <table:table-cell table:style-name="ce10" office:value-type="string">
            <text:p>Subset of 987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993">993</text:a></text:span></text:p>
          </table:table-cell>
          <table:table-cell table:style-name="ce10" office:value-type="string">
            <text:p>Custom Node Style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Now this is an awesome idea. <text:s/>Needs to happen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908">1908</text:a></text:span></text:p>
          </table:table-cell>
          <table:table-cell table:style-name="ce11" office:value-type="string">
            <text:p>Update plplugin to handle plugin resource informa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Needs to be checked-in</text:p>
          </table:table-cell>
          <table:table-cell table:style-name="ce11" office:value-type="string">
            <text:p>John?</text:p>
          </table:table-cell>
          <table:table-cell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2" office:value-type="string">
            <text:p>Dialogs do not appear over the correct Parent frame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Not necessary, but it gets really annoying and customers keep bitching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840">1840</text:a></text:span></text:p>
          </table:table-cell>
          <table:table-cell table:style-name="ce10" office:value-type="string">
            <text:p>Job Output Indicator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Fairly easy to do, makes RV happy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301">1301</text:a></text:span></text:p>
          </table:table-cell>
          <table:table-cell table:style-name="ce10" office:value-type="string">
            <text:p>Pipeline instant messanger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wesome feature. <text:s/>Huge bang for buck.</text:p>
          </table:table-cell>
          <table:table-cell table:style-name="ce10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579">1579</text:a></text:span></text:p>
          </table:table-cell>
          <table:table-cell table:style-name="ce10" office:value-type="string">
            <text:p>using 'show node' to select multiple nod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Simple fix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328">1328</text:a></text:span></text:p>
          </table:table-cell>
          <table:table-cell table:style-name="ce11" office:value-type="string">
            <text:p>Collapsable Node Region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Jim thinks this is useful</text:p>
          </table:table-cell>
          <table:table-cell table:style-name="ce11" office:value-type="string">
            <text:p>Very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374">1374</text:a></text:span></text:p>
          </table:table-cell>
          <table:table-cell table:style-name="ce10" office:value-type="string">
            <text:p>Opening branch in node browser has strange behaviour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There have been enough comments about this behavior that we should do something about it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857">1857</text:a></text:span></text:p>
          </table:table-cell>
          <table:table-cell table:style-name="ce11" office:value-type="string">
            <text:p>Access to full node right-click context menu from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e limited subset we talked about = good. <text:s/>Everything else is bad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429">1429</text:a></text:span></text:p>
          </table:table-cell>
          <table:table-cell table:style-name="ce10" office:value-type="string">
            <text:p>Plugin Autobuilding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reat idea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2" office:value-type="string">
            <text:p>Link Params values missing in Details for Locked Nod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2.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Simple fix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968">968</text:a></text:span></text:p>
          </table:table-cell>
          <table:table-cell table:style-name="ce10" office:value-type="string">
            <text:p>State Based Node/Job Expansion and Framing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Jim thinks it is great</text:p>
          </table:table-cell>
          <table:table-cell table:style-name="ce10" office:value-type="string">
            <text:p>Absolutely!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992">992</text:a></text:span></text:p>
          </table:table-cell>
          <table:table-cell table:style-name="ce10" office:value-type="string">
            <text:p>Organic Node Layout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Can be done as part of CustomNodeStyles</text:p>
          </table:table-cell>
          <table:table-cell table:style-name="ce10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548">548</text:a></text:span></text:p>
          </table:table-cell>
          <table:table-cell table:style-name="ce10" office:value-type="string">
            <text:p>View Version Trees</text:p>
          </table:table-cell>
          <table:table-cell table:style-name="ce17" office:value-type="string">
            <text:p>Graphical Client</text:p>
          </table:table-cell>
          <table:table-cell table:style-name="ce17" office:value-type="string">
            <text:p>2.0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/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an't believe more people don't ask for this.</text:p>
          </table:table-cell>
          <table:table-cell table:style-name="ce10" office:value-type="string">
            <text:p>Agreed. <text:s/>Needs some backend support still I think to get checked-in trees in one API call.</text:p>
          </table:table-cell>
          <table:table-cell table:number-columns-repeated="245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2" office:value-type="string">
            <text:p>Archive Tool Window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Just need to scale the table column to max length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2" office:value-type="string">
            <text:p>PLS Frame Increment Incorrect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1.9.1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PLS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Should be a fairly easy fix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237">1237</text:a></text:span></text:p>
          </table:table-cell>
          <table:table-cell table:style-name="ce11" office:value-type="string">
            <text:p>Release view matching pattern confirm dialo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est</text:p>
          </table:table-cell>
          <table:table-cell table:style-name="ce11" office:value-type="string">
            <text:p>It doesn't do this already? <text:s/>I thought it did.</text:p>
          </table:table-cell>
          <table:table-cell table:style-name="ce11" office:value-type="string">
            <text:p>I thought so, need to test.</text:p>
          </table:table-cell>
          <table:table-cell table:number-columns-repeated="245"/>
        </table:table-row>
        <table:table-row table:style-name="ro5">
          <table:table-cell table:style-name="ce5" office:value-type="string">
            <text:p><text:span text:style-name="T1"><text:a xlink:href="http://temerity.us/community/forums/viewtopic.php?t=1639">1639</text:a></text:span></text:p>
          </table:table-cell>
          <table:table-cell table:style-name="ce13" office:value-type="string">
            <text:p>Default Layout File empty/missing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Layouts</text:p>
          </table:table-cell>
          <table:table-cell table:style-name="ce32" office:value-type="string">
            <text:p>Test</text:p>
          </table:table-cell>
          <table:table-cell table:style-name="ce13" office:value-type="string">
            <text:p>Should not be hard to fix</text:p>
          </table:table-cell>
          <table:table-cell table:style-name="ce13" office:value-type="string">
            <text:p>We know the symptoms but not the caus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63">1063</text:a></text:span></text:p>
          </table:table-cell>
          <table:table-cell table:style-name="ce10" office:value-type="string">
            <text:p>Show version comments in the checkout window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2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Real easy to do, improves user experience</text:p>
          </table:table-cell>
          <table:table-cell table:style-name="ce10"/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29">1329</text:a></text:span></text:p>
          </table:table-cell>
          <table:table-cell table:style-name="ce11" office:value-type="string">
            <text:p>Quadrant Node Look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 it after Custom Node Styles is done</text:p>
          </table:table-cell>
          <table:table-cell table:style-name="ce11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944">944</text:a></text:span></text:p>
          </table:table-cell>
          <table:table-cell table:style-name="ce11" office:value-type="string">
            <text:p>Save + Restore Window Bundl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Layouts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Would be cool, but isn't at all necessary. <text:s/>Pipeline 3 should negate the need for this.</text:p>
          </table:table-cell>
          <table:table-cell table:style-name="ce11" office:value-type="string">
            <text:p>Should do sooner than Pipeline3. <text:s/>Would be useful now.</text:p>
          </table:table-cell>
          <table:table-cell table:number-columns-repeated="245"/>
        </table:table-row>
        <table:table-row table:style-name="ro5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2" office:value-type="string">
            <text:p>Queue Stats panel doesn't reset curso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Not worth the time it would take to fix.</text:p>
          </table:table-cell>
          <table:table-cell table:style-name="ce12" office:value-type="string">
            <text:p>Perceived quality is all about the little things. <text:s/>Should fix now.</text:p>
          </table:table-cell>
          <table:table-cell table:number-columns-repeated="245"/>
        </table:table-row>
        <table:table-row table:style-name="ro9">
          <table:table-cell table:style-name="ce5" office:value-type="string">
            <text:p><text:span text:style-name="T1"><text:a xlink:href="http://temerity.us/community/forums/viewtopic.php?t=692">692</text:a></text:span></text:p>
          </table:table-cell>
          <table:table-cell table:style-name="ce13" office:value-type="string">
            <text:p>Node Files Panel Limit</text:p>
          </table:table-cell>
          <table:table-cell table:style-name="ce20" office:value-type="string">
            <text:p>Graphical Client</text:p>
          </table:table-cell>
          <table:table-cell table:style-name="ce20" office:value-type="string">
            <text:p>2.0.1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Yeah it's broken, but haven't noticed anyone complaining</text:p>
          </table:table-cell>
          <table:table-cell table:style-name="ce13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406">1406</text:a></text:span></text:p>
          </table:table-cell>
          <table:table-cell table:style-name="ce10" office:value-type="string">
            <text:p>Toolset Setup Wizard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This would be huge.</text:p>
          </table:table-cell>
          <table:table-cell table:style-name="ce10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06">1506</text:a></text:span></text:p>
          </table:table-cell>
          <table:table-cell table:style-name="ce11" office:value-type="string">
            <text:p>Add a LaunchPipe Python Helper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est</text:p>
          </table:table-cell>
          <table:table-cell table:style-name="ce11" office:value-type="string">
            <text:p>This should be tested or removed from the code base.</text:p>
          </table:table-cell>
          <table:table-cell table:style-name="ce11" office:value-type="string">
            <text:p>I wrote it, so I'll look at it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763">1763</text:a></text:span></text:p>
          </table:table-cell>
          <table:table-cell table:style-name="ce11" office:value-type="string">
            <text:p>Splice Action RFE - automatic start/length source parm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/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653">1653</text:a></text:span></text:p>
          </table:table-cell>
          <table:table-cell table:style-name="ce11" office:value-type="string">
            <text:p>Add Optional Units/FrameRange to MayaMEL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Jesse's Solution wins</text:p>
          </table:table-cell>
          <table:table-cell table:style-name="ce11" office:value-type="string">
            <text:p>Uncle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210">1210</text:a></text:span></text:p>
          </table:table-cell>
          <table:table-cell table:style-name="ce11" office:value-type="string">
            <text:p>Multi-file select in MRayAddTexture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A little more work</text:p>
          </table:table-cell>
          <table:table-cell table:style-name="ce11" office:value-type="string">
            <text:p>I think this requires changing the underlying API classes, so its better suited to John.</text:p>
          </table:table-cell>
          <table:table-cell table:number-columns-repeated="245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594">594</text:a></text:span></text:p>
          </table:table-cell>
          <table:table-cell table:style-name="ce10" office:value-type="string">
            <text:p>ZBrush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We should at least have some one look at automation with Zbrush. <text:s/>Though it looks like the made it even worse in 3.0</text:p>
          </table:table-cell>
          <table:table-cell table:style-name="ce10" office:value-type="string">
            <text:p>Yeah, no idea about the current state of affairs.</text:p>
          </table:table-cell>
          <table:table-cell table:number-columns-repeated="245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725">1725</text:a></text:span></text:p>
          </table:table-cell>
          <table:table-cell table:style-name="ce11" office:value-type="string">
            <text:p>Comp actions can kill a fileserv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is really hot and the copy frame idea should be a generic part of the CommonActionUtils. <text:s/>Can see many uses for this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445">1445</text:a></text:span></text:p>
          </table:table-cell>
          <table:table-cell table:style-name="ce11" office:value-type="string">
            <text:p>Standardize NodeNote UI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Since I don't want to do it.</text:p>
          </table:table-cell>
          <table:table-cell table:style-name="ce11" office:value-type="string">
            <text:p>More of a John UI thing...</text:p>
          </table:table-cell>
          <table:table-cell table:number-columns-repeated="245"/>
        </table:table-row>
        <table:table-row table:style-name="ro7">
          <table:table-cell table:style-name="ce5" office:value-type="string">
            <text:p><text:span text:style-name="T1"><text:a xlink:href="http://temerity.us/community/forums/viewtopic.php?t=1899">1899</text:a></text:span></text:p>
          </table:table-cell>
          <table:table-cell table:style-name="ce13" office:value-type="string">
            <text:p>MayaNoRef 2.4.1 does not work on windows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We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Easy fix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330">1330</text:a></text:span></text:p>
          </table:table-cell>
          <table:table-cell table:style-name="ce10" office:value-type="string">
            <text:p>Add a JEdit editor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Easy enoug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482">482</text:a></text:span></text:p>
          </table:table-cell>
          <table:table-cell table:style-name="ce10" office:value-type="string">
            <text:p>More Mac OS X Editor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Should be fairly easy to implemen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414">1414</text:a></text:span></text:p>
          </table:table-cell>
          <table:table-cell table:style-name="ce10" office:value-type="string">
            <text:p>Support for Adobe CS3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And CS4. <text:s/>fucking adob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849">1849</text:a></text:span></text:p>
          </table:table-cell>
          <table:table-cell table:style-name="ce11" office:value-type="string">
            <text:p>MayaBuildAction should use -defaultNamespac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fix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826">1826</text:a></text:span></text:p>
          </table:table-cell>
          <table:table-cell table:style-name="ce11" office:value-type="string">
            <text:p>Relative Thumbnail ImageNumb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to d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601">601</text:a></text:span></text:p>
          </table:table-cell>
          <table:table-cell table:style-name="ce11" office:value-type="string">
            <text:p>IvView Editor on Windows &amp; Mac OS X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f we really want this feature</text:p>
          </table:table-cell>
          <table:table-cell table:style-name="ce11" office:value-type="string">
            <text:p>No demand.</text:p>
          </table:table-cell>
          <table:table-cell table:number-columns-repeated="245"/>
        </table:table-row>
        <table:table-row table:style-name="ro7">
          <table:table-cell table:style-name="ce5" office:value-type="string">
            <text:p><text:span text:style-name="T1"><text:a xlink:href="http://temerity.us/community/forums/viewtopic.php?t=1851">1851</text:a></text:span></text:p>
          </table:table-cell>
          <table:table-cell table:style-name="ce13" office:value-type="string">
            <text:p>MayaExport doesn't export set contents if includeSet is true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We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Maya fixed a bug we were taking advantage of.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483">1483</text:a></text:span></text:p>
          </table:table-cell>
          <table:table-cell table:style-name="ce10" office:value-type="string">
            <text:p>Maxon's Cinema 4D Editor and Render Act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Do we really care about Cinema4D?</text:p>
          </table:table-cell>
          <table:table-cell table:style-name="ce10" office:value-type="string">
            <text:p>Not now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191">1191</text:a></text:span></text:p>
          </table:table-cell>
          <table:table-cell table:style-name="ce11" office:value-type="string">
            <text:p>Support Maya Lightmap Render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Needs Node Directories?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2" table:number-rows-repeated="65298">
          <table:table-cell table:number-columns-repeated="256"/>
        </table:table-row>
        <table:table-row table:style-name="ro12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Default"/>
        <table:table-row table:style-name="ro13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3">
          <table:table-cell/>
        </table:table-row>
      </table:table>
      <table:named-expressions>
        <table:named-range table:name="Data" table:base-cell-address="$Sheet1.$A$1" table:cell-range-address="$Sheet1.$A$1:.$F$2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2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06T12:33:43</dc:date>
    <meta:editing-cycles>28</meta:editing-cycles>
    <meta:editing-duration>PT9H26M48S</meta:editing-duration>
    <meta:user-defined meta:name="Info 1"/>
    <meta:user-defined meta:name="Info 2"/>
    <meta:user-defined meta:name="Info 3"/>
    <meta:user-defined meta:name="Info 4"/>
    <meta:document-statistic meta:table-count="3" meta:cell-count="2599"/>
  </office:meta>
</office:document-meta>
</file>